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60b" officeooo:paragraph-rsid="0004443f"/>
    </style:style>
    <style:style style:name="P2" style:family="paragraph" style:parent-style-name="Standard">
      <style:text-properties officeooo:rsid="0004443f" officeooo:paragraph-rsid="0004443f"/>
    </style:style>
    <style:style style:name="P3" style:family="paragraph" style:parent-style-name="Standard">
      <style:text-properties fo:font-size="26pt" fo:font-weight="bold" officeooo:rsid="0004443f" officeooo:paragraph-rsid="0004443f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paragraph-rsid="0004443f"/>
    </style:style>
    <style:style style:name="P5" style:family="paragraph" style:parent-style-name="Standard">
      <style:text-properties fo:font-size="12pt" fo:font-weight="normal" officeooo:rsid="0003a60b" officeooo:paragraph-rsid="0004443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459f5" officeooo:paragraph-rsid="000459f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4443f" officeooo:paragraph-rsid="0004443f" style:font-size-asian="26pt" style:font-weight-asian="bold" style:font-size-complex="26pt" style:font-weight-complex="bold"/>
    </style:style>
    <style:style style:name="P8" style:family="paragraph" style:parent-style-name="Standard">
      <style:text-properties officeooo:rsid="000459f5" officeooo:paragraph-rsid="000459f5"/>
    </style:style>
    <style:style style:name="P9" style:family="paragraph" style:parent-style-name="Standard">
      <style:text-properties fo:font-size="15pt" fo:font-weight="bold" officeooo:rsid="000459f5" officeooo:paragraph-rsid="000459f5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57835" officeooo:paragraph-rsid="00057835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iberation Sans" officeooo:rsid="00057835" officeooo:paragraph-rsid="00057835"/>
    </style:style>
    <style:style style:name="T1" style:family="text">
      <style:text-properties officeooo:rsid="000444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officeooo:rsid="0004443f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03a60b" style:font-size-asian="26pt" style:font-weight-asian="bold" style:font-size-complex="26pt" style:font-weight-complex="bold"/>
    </style:style>
    <style:style style:name="T5" style:family="text">
      <style:text-properties officeooo:rsid="000459f5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 officeooo:rsid="000459f5" fo:background-color="#1e1e1e" loext:char-shading-value="0"/>
    </style:style>
    <style:style style:name="T8" style:family="text">
      <style:text-properties fo:color="#d4d4d4" style:font-name="Liberation Sans" fo:font-size="10.5pt" fo:font-weight="normal" officeooo:rsid="00057835" fo:background-color="#1e1e1e" loext:char-shading-value="0"/>
    </style:style>
    <style:style style:name="T9" style:family="text">
      <style:text-properties fo:color="#d4d4d4" fo:font-size="10.5pt" fo:font-weight="normal" fo:background-color="#1e1e1e" loext:char-shading-value="0"/>
    </style:style>
    <style:style style:name="T10" style:family="text">
      <style:text-properties fo:color="#3465a4" officeooo:rsid="000459f5"/>
    </style:style>
    <style:style style:name="T11" style:family="text">
      <style:text-properties fo:color="#3465a4" officeooo:rsid="00057835"/>
    </style:style>
    <style:style style:name="T12" style:family="text">
      <style:text-properties officeooo:rsid="00057835"/>
    </style:style>
    <style:style style:name="T13" style:family="text">
      <style:text-properties officeooo:rsid="000a0b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or projektu</text:p>
      <text:p text:style-name="P1"/>
      <text:p text:style-name="P2">I<text:span text:style-name="T2">mię i nazwisko: </text:span>Michał Kowalczyk</text:p>
      <text:p text:style-name="P2"><text:span text:style-name="T2">Numer albumu: </text:span>310762</text:p>
      <text:p text:style-name="P2"><text:span text:style-name="T2">E-mail: </text:span><text:a xlink:type="simple" xlink:href="mailto:01158759@pw.edu.pl" text:style-name="Internet_20_link" text:visited-style-name="Visited_20_Internet_20_Link">01158759@pw.edu.pl</text:a></text:p>
      <text:p text:style-name="P2"/>
      <text:p text:style-name="P2"/>
      <text:p text:style-name="P3">Rozwiązanie</text:p>
      <text:p text:style-name="P7">architekturę rozwiązania, sposób rozwiązania problemu, autorskie omówienie dekompozycji zadania i struktury projektu, najważniejsze klasy, najważniejsze funkcje itp. (bez wklejania kawałków kodu)</text:p>
      <text:p text:style-name="P7"/>
      <text:p text:style-name="P6"/>
      <text:p text:style-name="P1"/>
      <text:p text:style-name="P1"><text:span text:style-name="T3">Informacje techniczne</text:span></text:p>
      <text:p text:style-name="P1"><text:span text:style-name="T1">wy</text:span>korzystywane moduły, narzędzia, instrukcja instalacji</text:p>
      <text:p text:style-name="P1"/>
      <text:p text:style-name="P9">Wykorzystane moduły i narzędzia</text:p>
      <text:p text:style-name="P8"/>
      <text:p text:style-name="Standard"><text:span text:style-name="T5">Do stworzenia GUI wykorzystany został </text:span><text:span text:style-name="T10">Qt Designer</text:span><text:span text:style-name="T5">, więc jednym z podstawowych modułów było </text:span><text:span text:style-name="T7">PySide2</text:span><text:span text:style-name="T5">. Kolejnym wykorzystanym modułem było </text:span><text:span text:style-name="T7">datetime</text:span><text:span text:style-name="T5"> do zaimplementowania qWait (funkcja została wzięta stąd: </text:span><text:a xlink:type="simple" xlink:href="https://stackoverflow.com/questions/17960159/qwait-analogue-in-pyside" text:style-name="Internet_20_link" text:visited-style-name="Visited_20_Internet_20_Link"><text:span text:style-name="T5">https://stackoverflow.com/questions/17960159/qwait-analogue-in-pyside</text:span></text:a><text:span text:style-name="T5">). Poza tym do losowego wyboru działań graczy potrzebny był </text:span><text:span text:style-name="T7">random</text:span><text:span text:style-name="T5"> i do stworzenia głębokiej kopii gry potrzebne było </text:span><text:span text:style-name="T6">copy.</text:span> <text:span text:style-name="T12">Do wykonania ikon wykorzystane zostało </text:span><text:span text:style-name="T11">LibreOffice Draw</text:span><text:span text:style-name="T12">. </text:span><text:span text:style-name="T13">Do testowania standardowo przydał się </text:span><text:span text:style-name="T6">pytest</text:span>.</text:p>
      <text:p text:style-name="P11"><text:span text:style-name="T9"/></text:p>
      <text:p text:style-name="P10">Instrukcja instalacji</text:p>
      <text:p text:style-name="P10"/>
      <text:p text:style-name="P10"/>
      <text:p text:style-name="P4"><text:span text:style-name="T3">Testy</text:span></text:p>
      <text:p text:style-name="P5">Sposób testowania, wnioski z testowania</text:p>
      <text:p text:style-name="P1"/>
      <text:p text:style-name="P1"/>
      <text:p text:style-name="P4"><text:span text:style-name="T3">W</text:span><text:span text:style-name="T4">nioski </text:span><text:span text:style-name="T3">i obserwacje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09:43:00.332245773</meta:creation-date>
    <dc:date>2021-01-22T14:03:19.265651985</dc:date>
    <meta:editing-duration>PT3H59M4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15" meta:character-count="988" meta:non-whitespace-character-count="887"/>
  </office:meta>
</office:document-meta>
</file>